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8" style:family="paragraph" style:parent-style-name="Text_20_body">
      <style:text-properties officeooo:rsid="0026dd29" officeooo:paragraph-rsid="0026dd29"/>
    </style:style>
    <style:style style:name="P9" style:family="paragraph" style:parent-style-name="Text_20_body">
      <style:text-properties officeooo:rsid="0026dd29" officeooo:paragraph-rsid="002740dd"/>
    </style:style>
    <style:style style:name="P10" style:family="paragraph" style:parent-style-name="Text_20_body">
      <style:text-properties officeooo:paragraph-rsid="002740dd"/>
    </style:style>
    <style:style style:name="P11" style:family="paragraph" style:parent-style-name="Text_20_body">
      <style:text-properties officeooo:rsid="003136c8" officeooo:paragraph-rsid="003136c8"/>
    </style:style>
    <style:style style:name="P12" style:family="paragraph" style:parent-style-name="Text_20_body">
      <style:text-properties officeooo:rsid="003136c8" officeooo:paragraph-rsid="0033820a"/>
    </style:style>
    <style:style style:name="P13" style:family="paragraph" style:parent-style-name="Text_20_body">
      <style:text-properties officeooo:rsid="0033820a" officeooo:paragraph-rsid="0033820a"/>
    </style:style>
    <style:style style:name="P14" style:family="paragraph" style:parent-style-name="Text_20_body">
      <style:text-properties officeooo:rsid="00342c90" officeooo:paragraph-rsid="00342c90"/>
    </style:style>
    <style:style style:name="P15" style:family="paragraph" style:parent-style-name="Text_20_body">
      <style:text-properties officeooo:paragraph-rsid="00342c90"/>
    </style:style>
    <style:style style:name="P16" style:family="paragraph" style:parent-style-name="Text_20_body">
      <style:text-properties fo:font-style="normal" fo:font-weight="bold" officeooo:rsid="0026dd29" officeooo:paragraph-rsid="0026dd2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officeooo:rsid="002740dd" officeooo:paragraph-rsid="002740dd" style:font-style-asian="normal" style:font-style-complex="normal"/>
    </style:style>
    <style:style style:name="P18" style:family="paragraph" style:parent-style-name="Text_20_body">
      <style:text-properties fo:color="#000000" fo:font-size="12pt" officeooo:rsid="0033820a" officeooo:paragraph-rsid="0033820a" style:font-size-asian="10.5pt" style:font-size-complex="12pt"/>
    </style:style>
    <style:style style:name="P19" style:family="paragraph" style:parent-style-name="Text_20_body">
      <style:text-properties fo:color="#000000" fo:font-size="12pt" officeooo:rsid="0033820a" officeooo:paragraph-rsid="00342c90" style:font-size-asian="10.5pt" style:font-size-complex="12pt"/>
    </style:style>
    <style:style style:name="P20" style:family="paragraph" style:parent-style-name="Text_20_body">
      <style:text-properties fo:color="#000000" fo:font-size="12pt" officeooo:rsid="00342c90" officeooo:paragraph-rsid="00342c90" style:font-size-asian="10.5pt" style:font-size-complex="12pt"/>
    </style:style>
    <style:style style:name="P21" style:family="paragraph" style:parent-style-name="Heading_20_3">
      <style:text-properties officeooo:rsid="00342c90" officeooo:paragraph-rsid="00342c90"/>
    </style:style>
    <style:style style:name="P22" style:family="paragraph" style:parent-style-name="Standard">
      <style:text-properties officeooo:rsid="00370bec" officeooo:paragraph-rsid="00370bec"/>
    </style:style>
    <style:style style:name="P23" style:family="paragraph" style:parent-style-name="Standard">
      <style:text-properties officeooo:paragraph-rsid="003ec1c5"/>
    </style:style>
    <style:style style:name="P24" style:family="paragraph" style:parent-style-name="Standard">
      <style:text-properties officeooo:paragraph-rsid="004335eb"/>
    </style:style>
    <style:style style:name="P25" style:family="paragraph" style:parent-style-name="Standard">
      <style:text-properties officeooo:paragraph-rsid="004ad849"/>
    </style:style>
    <style:style style:name="P26" style:family="paragraph" style:parent-style-name="Standard">
      <style:text-properties officeooo:paragraph-rsid="0054b179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.499cm" loext:contextual-spacing="false"/>
    </style:style>
    <style:style style:name="P29" style:family="paragraph" style:parent-style-name="Standard" style:list-style-name="L4">
      <style:text-properties officeooo:paragraph-rsid="001c163f"/>
    </style:style>
    <style:style style:name="P30" style:family="paragraph" style:parent-style-name="Standard" style:list-style-name="L8"/>
    <style:style style:name="P31" style:family="paragraph" style:parent-style-name="Standard" style:list-style-name="L12">
      <style:text-properties officeooo:paragraph-rsid="002e879b"/>
    </style:style>
    <style:style style:name="P32" style:family="paragraph" style:parent-style-name="Standard" style:list-style-name="L12">
      <style:text-properties fo:color="#c9211e" fo:font-size="18pt" officeooo:rsid="002e879b" officeooo:paragraph-rsid="002e879b" style:font-size-asian="18pt" style:font-size-complex="18pt"/>
    </style:style>
    <style:style style:name="P33" style:family="paragraph" style:parent-style-name="Standard" style:list-style-name="L13">
      <style:text-properties officeooo:rsid="00370bec" officeooo:paragraph-rsid="00370bec"/>
    </style:style>
    <style:style style:name="P34" style:family="paragraph" style:parent-style-name="Standard" style:list-style-name="L14">
      <style:text-properties officeooo:paragraph-rsid="003ec1c5"/>
    </style:style>
    <style:style style:name="P35" style:family="paragraph" style:parent-style-name="Standard">
      <style:text-properties fo:font-size="14pt" fo:font-weight="bold" officeooo:rsid="004ad849" officeooo:paragraph-rsid="004ad849" fo:background-color="#fff20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 style:list-style-name="L1">
      <style:text-properties officeooo:paragraph-rsid="00151e29"/>
    </style:style>
    <style:style style:name="P38" style:family="paragraph" style:parent-style-name="Text_20_body" style:list-style-name="L2"/>
    <style:style style:name="P39" style:family="paragraph" style:parent-style-name="Text_20_body" style:list-style-name="L3">
      <style:paragraph-properties fo:text-align="start" style:justify-single-word="false"/>
      <style:text-properties officeooo:rsid="002d5e4d" officeooo:paragraph-rsid="002d5e4d"/>
    </style:style>
    <style:style style:name="P40" style:family="paragraph" style:parent-style-name="Text_20_body" style:list-style-name="L4">
      <style:text-properties officeooo:paragraph-rsid="001c163f"/>
    </style:style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8"/>
    <style:style style:name="P45" style:family="paragraph" style:parent-style-name="Text_20_body" style:list-style-name="L9"/>
    <style:style style:name="P46" style:family="paragraph" style:parent-style-name="Text_20_body" style:list-style-name="L10">
      <style:text-properties fo:font-style="normal" officeooo:rsid="002740dd" officeooo:paragraph-rsid="002740dd" style:font-style-asian="normal" style:font-style-complex="normal"/>
    </style:style>
    <style:style style:name="P47" style:family="paragraph" style:parent-style-name="Text_20_body" style:list-style-name="L11">
      <style:text-properties fo:font-style="normal" officeooo:rsid="002740dd" officeooo:paragraph-rsid="002740dd" style:font-style-asian="normal" style:font-style-complex="normal"/>
    </style:style>
    <style:style style:name="P48" style:family="paragraph" style:parent-style-name="Text_20_body" style:list-style-name="L12"/>
    <style:style style:name="P49" style:family="paragraph" style:parent-style-name="Text_20_body" style:list-style-name="L12">
      <style:text-properties fo:color="#000000" fo:font-size="12pt" officeooo:rsid="002e879b" officeooo:paragraph-rsid="002e879b" style:font-size-asian="10.5pt" style:font-size-complex="12pt"/>
    </style:style>
    <style:style style:name="P50" style:family="paragraph" style:parent-style-name="Text_20_body" style:list-style-name="L12">
      <style:text-properties fo:color="#000000" fo:font-size="12pt" officeooo:rsid="003136c8" officeooo:paragraph-rsid="003136c8" style:font-size-asian="10.5pt" style:font-size-complex="12pt"/>
    </style:style>
    <style:style style:name="P51" style:family="paragraph" style:parent-style-name="Text_20_body" style:list-style-name="L13">
      <style:text-properties officeooo:paragraph-rsid="00370bec"/>
    </style:style>
    <style:style style:name="P52" style:family="paragraph" style:parent-style-name="Text_20_body" style:list-style-name="L13">
      <style:text-properties officeooo:rsid="00370bec" officeooo:paragraph-rsid="00370bec"/>
    </style:style>
    <style:style style:name="P53" style:family="paragraph" style:parent-style-name="Text_20_body" style:list-style-name="L15"/>
    <style:style style:name="P54" style:family="paragraph" style:parent-style-name="Text_20_body" style:list-style-name="L16"/>
    <style:style style:name="P55" style:family="paragraph" style:parent-style-name="Text_20_body" style:list-style-name="L17"/>
    <style:style style:name="P56" style:family="paragraph" style:parent-style-name="Text_20_body" style:list-style-name="L18"/>
    <style:style style:name="P57" style:family="paragraph" style:parent-style-name="Text_20_body" style:list-style-name="L19"/>
    <style:style style:name="P58" style:family="paragraph" style:parent-style-name="Text_20_body" style:list-style-name="L19">
      <style:text-properties officeooo:paragraph-rsid="0054b179"/>
    </style:style>
    <style:style style:name="P59" style:family="paragraph" style:parent-style-name="Text_20_body" style:list-style-name="L20"/>
    <style:style style:name="P60" style:family="paragraph" style:parent-style-name="Text_20_body" style:list-style-name="L21"/>
    <style:style style:name="P61" style:family="paragraph" style:parent-style-name="Text_20_body" style:list-style-name="L22"/>
    <style:style style:name="P62" style:family="paragraph" style:parent-style-name="Text_20_body" style:list-style-name="L23"/>
    <style:style style:name="P63" style:family="paragraph" style:parent-style-name="Text_20_body" style:list-style-name="L24"/>
    <style:style style:name="P64" style:family="paragraph" style:parent-style-name="Text_20_body" style:list-style-name="L24">
      <style:text-properties officeooo:paragraph-rsid="005c5091"/>
    </style:style>
    <style:style style:name="P65" style:family="paragraph" style:parent-style-name="Text_20_body">
      <style:text-properties fo:font-weight="bold" style:font-weight-asian="bold" style:font-weight-complex="bold"/>
    </style:style>
    <style:style style:name="P66" style:family="paragraph" style:parent-style-name="Text_20_body" style:list-style-name="L24">
      <style:text-properties fo:font-weight="bold" style:font-weight-asian="bold" style:font-weight-complex="bold"/>
    </style:style>
    <style:style style:name="P67" style:family="paragraph" style:parent-style-name="Text_20_body" style:list-style-name="L24">
      <style:text-properties fo:font-weight="bold" officeooo:paragraph-rsid="005c5091" style:font-weight-asian="bold" style:font-weight-complex="bold"/>
    </style:style>
    <style:style style:name="P68" style:family="paragraph" style:parent-style-name="Text_20_body" style:list-style-name="L25"/>
    <style:style style:name="P69" style:family="paragraph" style:parent-style-name="Text_20_body" style:list-style-name="L26"/>
    <style:style style:name="P70" style:family="paragraph" style:parent-style-name="Text_20_body" style:list-style-name="L27"/>
    <style:style style:name="P71" style:family="paragraph" style:parent-style-name="Text_20_body" style:list-style-name="L28"/>
    <style:style style:name="P72" style:family="paragraph" style:parent-style-name="Text_20_body" style:list-style-name="L29"/>
    <style:style style:name="P73" style:family="paragraph" style:parent-style-name="Text_20_body" style:list-style-name="L2">
      <style:paragraph-properties fo:margin-top="0cm" fo:margin-bottom="0cm" loext:contextual-spacing="false"/>
    </style:style>
    <style:style style:name="P74" style:family="paragraph" style:parent-style-name="Text_20_body" style:list-style-name="L7">
      <style:paragraph-properties fo:margin-top="0cm" fo:margin-bottom="0cm" loext:contextual-spacing="false"/>
    </style:style>
    <style:style style:name="P75" style:family="paragraph" style:parent-style-name="Text_20_body" style:list-style-name="L15">
      <style:paragraph-properties fo:margin-top="0cm" fo:margin-bottom="0cm" loext:contextual-spacing="false"/>
    </style:style>
    <style:style style:name="P76" style:family="paragraph" style:parent-style-name="Text_20_body" style:list-style-name="L16">
      <style:paragraph-properties fo:margin-top="0cm" fo:margin-bottom="0cm" loext:contextual-spacing="false"/>
    </style:style>
    <style:style style:name="P77" style:family="paragraph" style:parent-style-name="Text_20_body" style:list-style-name="L19">
      <style:paragraph-properties fo:margin-top="0cm" fo:margin-bottom="0cm" loext:contextual-spacing="false"/>
    </style:style>
    <style:style style:name="P78" style:family="paragraph" style:parent-style-name="Text_20_body" style:list-style-name="L23">
      <style:paragraph-properties fo:margin-top="0cm" fo:margin-bottom="0cm" loext:contextual-spacing="false"/>
    </style:style>
    <style:style style:name="P79" style:family="paragraph" style:parent-style-name="Text_20_body" style:list-style-name="L25">
      <style:paragraph-properties fo:margin-top="0cm" fo:margin-bottom="0cm" loext:contextual-spacing="false"/>
    </style:style>
    <style:style style:name="P80" style:family="paragraph" style:parent-style-name="Text_20_body" style:list-style-name="L26">
      <style:paragraph-properties fo:margin-top="0cm" fo:margin-bottom="0cm" loext:contextual-spacing="false"/>
    </style:style>
    <style:style style:name="P81" style:family="paragraph" style:parent-style-name="Text_20_body" style:list-style-name="L27">
      <style:paragraph-properties fo:margin-top="0cm" fo:margin-bottom="0cm" loext:contextual-spacing="false"/>
    </style:style>
    <style:style style:name="P82" style:family="paragraph" style:parent-style-name="Text_20_body" style:list-style-name="L28">
      <style:paragraph-properties fo:margin-top="0cm" fo:margin-bottom="0cm" loext:contextual-spacing="false"/>
    </style:style>
    <style:style style:name="P83" style:family="paragraph" style:parent-style-name="Text_20_body" style:list-style-name="L29">
      <style:paragraph-properties fo:margin-top="0cm" fo:margin-bottom="0cm" loext:contextual-spacing="false"/>
    </style:style>
    <style:style style:name="T1" style:family="text">
      <style:text-properties officeooo:rsid="0017125a"/>
    </style:style>
    <style:style style:name="T2" style:family="text">
      <style:text-properties fo:color="#59c5c7"/>
    </style:style>
    <style:style style:name="T3" style:family="text">
      <style:text-properties officeooo:rsid="00151e29"/>
    </style:style>
    <style:style style:name="T4" style:family="text">
      <style:text-properties fo:color="#aa55a1" fo:font-size="18pt" officeooo:rsid="00151e29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51e29" style:font-size-asian="14pt" style:font-size-complex="14pt"/>
    </style:style>
    <style:style style:name="T7" style:family="text">
      <style:text-properties fo:font-size="14pt" fo:font-weight="bold" officeooo:rsid="004ad849" fo:background-color="#fff200" loext:char-shading-value="0" style:font-size-asian="14pt" style:font-weight-asian="bold" style:font-size-complex="14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51e29" style:font-size-asian="18pt" style:font-size-complex="18pt"/>
    </style:style>
    <style:style style:name="T10" style:family="text">
      <style:text-properties officeooo:rsid="001c163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5e4d" style:font-weight-asian="bold" style:font-weight-complex="bold"/>
    </style:style>
    <style:style style:name="T13" style:family="text">
      <style:text-properties fo:font-weight="bold" officeooo:rsid="00370bec" fo:background-color="#fff200" loext:char-shading-value="0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40dd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20" style:family="text">
      <style:text-properties officeooo:rsid="0028abe0"/>
    </style:style>
    <style:style style:name="T21" style:family="text">
      <style:text-properties officeooo:rsid="002d5e4d"/>
    </style:style>
    <style:style style:name="T22" style:family="text">
      <style:text-properties fo:color="#c9211e" fo:font-size="18pt" officeooo:rsid="002e879b" style:font-size-asian="18pt" style:font-size-complex="18pt"/>
    </style:style>
    <style:style style:name="T23" style:family="text">
      <style:text-properties fo:color="#000000" fo:font-size="12pt" style:font-size-asian="10.5pt" style:font-size-complex="12pt"/>
    </style:style>
    <style:style style:name="T24" style:family="text">
      <style:text-properties fo:color="#000000" fo:font-size="12pt" officeooo:rsid="003220a3" style:font-size-asian="10.5pt" style:font-size-complex="12pt"/>
    </style:style>
    <style:style style:name="T25" style:family="text">
      <style:text-properties fo:color="#000000" fo:font-size="12pt" officeooo:rsid="0033820a" style:font-size-asian="10.5pt" style:font-size-complex="12pt"/>
    </style:style>
    <style:style style:name="T26" style:family="text">
      <style:text-properties fo:color="#000000" fo:font-size="12pt" officeooo:rsid="00342c90" style:font-size-asian="10.5pt" style:font-size-complex="12pt"/>
    </style:style>
    <style:style style:name="T27" style:family="text">
      <style:text-properties officeooo:rsid="00370bec"/>
    </style:style>
    <style:style style:name="T28" style:family="text">
      <style:text-properties fo:background-color="#fff200" loext:char-shading-value="0"/>
    </style:style>
    <style:style style:name="T29" style:family="text">
      <style:text-properties officeooo:rsid="003ec1c5" fo:background-color="#fff200" loext:char-shading-value="0"/>
    </style:style>
    <style:style style:name="T30" style:family="text">
      <style:text-properties officeooo:rsid="00380d19"/>
    </style:style>
    <style:style style:name="T31" style:family="text">
      <style:text-properties officeooo:rsid="003ec1c5"/>
    </style:style>
    <style:style style:name="T32" style:family="text">
      <style:text-properties officeooo:rsid="004335eb"/>
    </style:style>
    <style:style style:name="T3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6"><text:s text:c="9"/></text:span></text:span><text:span text:style-name="Strong_20_Emphasis"><text:span text:style-name="T9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3793892880" text:style-name="L1">
        <text:list-item>
          <text:p text:style-name="P37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315786756" text:style-name="L2">
        <text:list-item>
          <text:p text:style-name="P73"><text:span text:style-name="Strong_20_Emphasis">Answer:</text:span> </text:p>
          <text:list>
            <text:list-item>
              <text:p text:style-name="P73"><text:span text:style-name="Strong_20_Emphasis">Build automation:</text:span> Automating the compilation, testing, and packaging of software. </text:p>
            </text:list-item>
            <text:list-item>
              <text:p text:style-name="P73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38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2">CI PROCESS </text:span><text:span text:style-name="T21">: <text:s/>code , build , test , and push</text:span></text:p>
      <text:list xml:id="list2468422358" text:style-name="L3">
        <text:list-item>
          <text:p text:style-name="P39">Developer </text:p>
        </text:list-item>
        <text:list-item>
          <text:p text:style-name="P39">version control system</text:p>
        </text:list-item>
        <text:list-item>
          <text:p text:style-name="P39">fetch</text:p>
        </text:list-item>
        <text:list-item>
          <text:p text:style-name="P39">build</text:p>
        </text:list-item>
        <text:list-item>
          <text:p text:style-name="P39">test</text:p>
        </text:list-item>
        <text:list-item>
          <text:p text:style-name="P39">notify</text:p>
        </text:list-item>
        <text:list-item>
          <text:p text:style-name="P39">developer</text:p>
        </text:list-item>
      </text:list>
      <text:p text:style-name="Text_20_body"><text:span text:style-name="Strong_20_Emphasis"><text:span text:style-name="T10">3</text:span></text:span><text:span text:style-name="Strong_20_Emphasis">. Build</text:span></text:p>
      <text:list xml:id="list1755892984" text:style-name="L4">
        <text:list-item>
          <text:p text:style-name="P40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29"><text:span text:style-name="Strong_20_Emphasis">Key Steps:</text:span> </text:p>
          <text:p text:style-name="P29"/>
        </text:list-item>
      </text:list>
      <text:list xml:id="list1646106246" text:style-name="L5">
        <text:list-item>
          <text:p text:style-name="P41"><text:span text:style-name="Strong_20_Emphasis">Compilation:</text:span> Translating source code into machine code (for compiled languages). </text:p>
        </text:list-item>
      </text:list>
      <text:list xml:id="list144858799937175" text:continue-list="list1755892984" text:style-name="L4">
        <text:list-item>
          <text:p text:style-name="P40"><text:span text:style-name="Strong_20_Emphasis">Packaging:</text:span> Bundling the application and its dependencies into a deployable format (e.g., JAR files, WAR files, Docker images). </text:p>
        </text:list-item>
      </text:list>
      <text:list xml:id="list3072785197" text:style-name="L6">
        <text:list-item>
          <text:p text:style-name="P42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10">4</text:span></text:span><text:span text:style-name="Strong_20_Emphasis">. Test</text:span></text:p>
      <text:list xml:id="list4268116338" text:style-name="L7">
        <text:list-item>
          <text:p text:style-name="P74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74"><text:span text:style-name="Strong_20_Emphasis">Types of Tests:</text:span> </text:p>
          <text:list>
            <text:list-item>
              <text:p text:style-name="P43"><text:soft-page-break/><text:span text:style-name="Strong_20_Emphasis">Unit Tests:</text:span> Test individual components or units of code.</text:p>
            </text:list-item>
            <text:list-item>
              <text:p text:style-name="P43"><text:span text:style-name="Strong_20_Emphasis">Integration Tests:</text:span> Test how different parts of the system work together. </text:p>
            </text:list-item>
            <text:list-item>
              <text:p text:style-name="P43"><text:span text:style-name="Strong_20_Emphasis">End-to-End Tests:</text:span> Test the entire application flow from start to finish. </text:p>
            </text:list-item>
            <text:list-item>
              <text:p text:style-name="P43"><text:span text:style-name="Strong_20_Emphasis">Performance Tests:</text:span> Evaluate the application's performance under different loads.</text:p>
            </text:list-item>
            <text:list-item>
              <text:p text:style-name="P43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10">5</text:span></text:span><text:span text:style-name="Strong_20_Emphasis">.Deploy</text:span></text:p>
      <text:list xml:id="list1103664159" text:style-name="L8">
        <text:list-item>
          <text:p text:style-name="P44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30"><text:span text:style-name="Strong_20_Emphasis">Key Steps:</text:span> </text:p>
          <text:p text:style-name="P30"/>
        </text:list-item>
      </text:list>
      <text:list xml:id="list375446367" text:style-name="L9">
        <text:list-item>
          <text:p text:style-name="P45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45"><text:span text:style-name="Strong_20_Emphasis">Production:</text:span> Deploying the application to the live environment where end-users access it.</text:p>
        </text:list-item>
        <text:list-item>
          <text:p text:style-name="P45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11">6.Architecture of Jenkins</text:span>: <text:s text:c="2"/>MASTER-SLAVE</text:p>
      <text:p text:style-name="P4"><text:s text:c="10"/><text:span text:style-name="T11"><text:s text:c="2"/>Master</text:span> : Assign jobs for slave.</text:p>
      <text:p text:style-name="P4"><text:s text:c="12"/><text:span text:style-name="T11"><text:s/>Slave</text:span> : Executes the jobs on different environment.</text:p>
      <text:p text:style-name="P7">7.Different types of Jnkins jobs:</text:p>
      <text:p text:style-name="P5"><text:s text:c="6"/>Free style , pipelines , multibranch pipeline , and maven job.</text:p>
      <text:p text:style-name="P5"><text:span text:style-name="T11">8.Plugin </text:span>: Integration with other tool or extra features.</text:p>
      <text:p text:style-name="P8"><text:span text:style-name="T11">9.location path</text:span> : <text:span text:style-name="T14">var/</text:span><text:span text:style-name="T15">lib/jenkins</text:span></text:p>
      <text:p text:style-name="P16">10. pipeline as a code created in groovy language.</text:p>
      <text:p text:style-name="P9"><text:span text:style-name="T17">11.</text:span><text:span text:style-name="T18">build artifact</text:span><text:span text:style-name="T16"> :</text:span></text:p>
      <text:p text:style-name="P17"><text:s text:c="5"/>1.Post build archiving : </text:p>
      <text:p text:style-name="P17"><text:s text:c="9"/>archive the artifact <text:s/>: ** /*.war</text:p>
      <text:p text:style-name="P17"><text:s text:c="6"/>2. jenkins environment variables : <text:s text:c="2"/>BUILD_ID , BUILD_TIME_STAMP</text:p>
      <text:p text:style-name="P17"/>
      <text:p text:style-name="P10"><text:span text:style-name="T18">12.COUNTINOUS INTEGRATION PIPELINE SETUP</text:span><text:span text:style-name="T19"> (PROJECT)</text:span></text:p>
      <text:list xml:id="list3208268709" text:style-name="L10">
        <text:list-item>
          <text:p text:style-name="P46">Developer git </text:p>
        </text:list-item>
        <text:list-item>
          <text:p text:style-name="P46"><text:soft-page-break/>git hub</text:p>
        </text:list-item>
        <text:list-item>
          <text:p text:style-name="P46">fetch code (git)</text:p>
        </text:list-item>
        <text:list-item>
          <text:p text:style-name="P46">build (maven)</text:p>
        </text:list-item>
        <text:list-item>
          <text:p text:style-name="P46">unit test (maven)</text:p>
        </text:list-item>
        <text:list-item>
          <text:p text:style-name="P46">code analysis (sonar cube)</text:p>
        </text:list-item>
        <text:list-item>
          <text:p text:style-name="P46">upload artifact (nexus os)</text:p>
        </text:list-item>
      </text:list>
      <text:list xml:id="list3187410920" text:style-name="L11">
        <text:list-header>
          <text:p text:style-name="P47"/>
        </text:list-header>
      </text:list>
      <text:p text:style-name="P17"/>
      <text:p text:style-name="Text_20_body"><text:s text:c="39"/></text:p>
      <text:p text:style-name="P6"><text:s text:c="2"/><text:span text:style-name="T20">PIPELINE AS A CODE DEMO 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3729453285" text:style-name="L12">
        <text:list-header>
          <text:p text:style-name="P48"><text:s text:c="41"/><text:span text:style-name="T8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4858769142854" text:continue-numbering="true" text:style-name="L12">
        <text:list-header>
          <text:p text:style-name="P31"><text:soft-page-break/><text:span text:style-name="T8"><text:s text:c="36"/></text:span><text:span text:style-name="T22">GIT </text:span></text:p>
          <text:p text:style-name="P32"/>
        </text:list-header>
        <text:list-item>
          <text:p text:style-name="P49">VERSION CONTROL SYSTEM.</text:p>
        </text:list-item>
        <text:list-item>
          <text:p text:style-name="P50">Three kinds of version control system :</text:p>
          <text:p text:style-name="P50"><text:s text:c="2"/>1. localized VCS : Local copies of the files.</text:p>
          <text:p text:style-name="P50"><text:s text:c="3"/>2. Centeralised VCS : Developers update and commit work copy in computer work station <text:s text:c="2"/></text:p>
          <text:p text:style-name="P50"><text:s text:c="41"/>no repository to keep code in local. <text:s/></text:p>
        </text:list-item>
      </text:list>
      <text:p text:style-name="P11"><text:span text:style-name="T23"><text:s text:c="16"/></text:span><text:span text:style-name="T24">3. Distrubuted VCS : </text:span><text:span text:style-name="T25">Developer take the code in server repository and keep in the clint <text:s text:c="71"/></text:span></text:p>
      <text:p text:style-name="P12"><text:span text:style-name="T23"><text:s text:c="53"/></text:span><text:span text:style-name="T25">repository.</text:span><text:span text:style-name="T23"> <text:s/></text:span></text:p>
      <text:p text:style-name="P18">* <text:s/>COMMANDS :</text:p>
      <text:p text:style-name="P15"><text:span text:style-name="T26">1.</text:span><text:span text:style-name="T23"> </text:span><text:span text:style-name="Strong_20_Emphasis"><text:span text:style-name="T23">Local Version Control System (Local VCS)</text:span></text:span></text:p>
      <text:p text:style-name="Text_20_body">In a <text:span text:style-name="Strong_20_Emphasis">Local VCS</text:span>, all version control happens on your local machine. </text:p>
      <text:p text:style-name="P13"><text:span text:style-name="T23">git config –global user.email(“ <text:s/></text:span><text:a xlink:type="simple" xlink:href="mailto:madhumohan.ece.rymec@gmail.com" text:style-name="Internet_20_link" text:visited-style-name="Visited_20_Internet_20_Link">madhumohan.ece.rymec@gmail.com</text:a><text:span text:style-name="T23">”)</text:span></text:p>
      <text:p text:style-name="P18">git config –global user.name(“madhu mohan”)</text:p>
      <text:p text:style-name="P18">git init <text:s text:c="3"/>- (master) <text:s/></text:p>
      <text:p text:style-name="P18">git status – untracked files </text:p>
      <text:p text:style-name="P18">git add . <text:s/>- tracked files</text:p>
      <text:p text:style-name="P18">git status – check the tracked files </text:p>
      <text:p text:style-name="P18">git commit -m “commit changes”</text:p>
      <text:p text:style-name="P19">git status</text:p>
      <text:p text:style-name="P20">git log</text:p>
      <text:h text:style-name="P21" text:outline-level="3"><text:span text:style-name="T23">2. </text:span><text:span text:style-name="Strong_20_Emphasis"><text:span text:style-name="T23">Centralized Version Control System (Centralized VCS)</text:span></text:span></text:h>
      <text:p text:style-name="Text_20_body">In a <text:span text:style-name="Strong_20_Emphasis">Centralized VCS</text:span>, there is a central repository where all the versioned data is stored. Every developer has their own working copy of the files, but they all pull/push from the same central repository.</text:p>
      <text:p text:style-name="P20">git clone &lt;repository URL&gt;</text:p>
      <text:p text:style-name="P14"><text:span text:style-name="Strong_20_Emphasis"><text:span text:style-name="T23">git fetch</text:span></text:span><text:span text:style-name="T23">: Updates your local copy of the central repository without modifying your working directory.</text:span></text:p>
      <text:p text:style-name="Preformatted_20_Text">git fetch </text:p>
      <text:p text:style-name="P20"/>
      <text:p text:style-name="Standard"><text:soft-page-break/><text:s text:c="34"/><text:span text:style-name="T13">STEP BY STEP PUSH AND PULL FROM GIT HUB</text:span></text:p>
      <text:p text:style-name="Standard"/>
      <text:p text:style-name="P22"><text:span text:style-name="T11">COMMANDS </text:span>: </text:p>
      <text:list xml:id="list1171470540" text:style-name="L13">
        <text:list-item>
          <text:p text:style-name="P33">Navigate to your <text:span text:style-name="Source_20_Text">Documents</text:span> directory:</text:p>
          <text:p text:style-name="P33">eg. <text:s/>cd ~/Documents</text:p>
        </text:list-item>
        <text:list-item>
          <text:p text:style-name="P33">Clone your repository into this directory:</text:p>
          <text:p text:style-name="P33"><text:s text:c="2"/>eg. <text:s text:c="2"/>git clone <text:a xlink:type="simple" xlink:href="mailto:git@github.com" text:style-name="Internet_20_link" text:visited-style-name="Visited_20_Internet_20_Link">git@github.com</text:a>:KMMK123/titanwork.git</text:p>
        </text:list-item>
        <text:list-item>
          <text:p text:style-name="P51"><text:span text:style-name="T27">Assuming you have the file </text:span><text:span text:style-name="Source_20_Text"><text:span text:style-name="T27">IMP_Q&amp;A_CLOUD.odt</text:span></text:span><text:span text:style-name="T27"> in the </text:span><text:span text:style-name="Source_20_Text"><text:span text:style-name="T27">Documents</text:span></text:span><text:span text:style-name="T27"> directory and you want to add it to the </text:span><text:span text:style-name="Source_20_Text"><text:span text:style-name="T27">titanwork</text:span></text:span><text:span text:style-name="T27"> repository:</text:span></text:p>
        </text:list-item>
        <text:list-item>
          <text:p text:style-name="P51">Move the file from <text:span text:style-name="Source_20_Text">Documents</text:span> to the <text:span text:style-name="Source_20_Text">titanwork</text:span> directory:</text:p>
          <text:p text:style-name="P33"><text:s text:c="2"/>eg.mv IMP_Q&amp;A_CLOUD.odt ~/titanwork/</text:p>
        </text:list-item>
        <text:list-item>
          <text:p text:style-name="P33">Now, navigate into your cloned <text:span text:style-name="Source_20_Text">titanwork</text:span> directory:</text:p>
          <text:p text:style-name="P33"><text:s text:c="3"/>eg.cd ~/titanwork</text:p>
        </text:list-item>
        <text:list-item>
          <text:p text:style-name="P52">Now, add the file to Git staging area:</text:p>
          <text:p text:style-name="P33"><text:s text:c="2"/>eg.git add IMP_Q&amp;A_CLOUD.odt</text:p>
        </text:list-item>
        <text:list-item>
          <text:p text:style-name="P33">After staging the file, commit your changes:</text:p>
          <text:p text:style-name="P33"><text:s text:c="2"/>eg. git commit -m "Add IMP_Q&amp;A_CLOUD.odt file"</text:p>
        </text:list-item>
        <text:list-item>
          <text:p text:style-name="P33">Finally, push the changes to your GitHub repository:</text:p>
          <text:p text:style-name="P33"><text:s text:c="6"/><text:span text:style-name="T30">eg. git push origin main</text:span></text:p>
        </text:list-item>
      </text:list>
      <text:p text:style-name="P22"/>
      <text:list xml:id="list3952473061" text:style-name="L14">
        <text:list-item>
          <text:p text:style-name="P34"><text:span text:style-name="T29">IMP</text:span><text:span text:style-name="T28"> <text:s text:c="2"/></text:span><text:s text:c="3"/><text:span text:style-name="Strong_20_Emphasis">For </text:span><text:span text:style-name="Strong_20_Emphasis"><text:span text:style-name="Source_20_Text">.odt</text:span></text:span><text:span text:style-name="Strong_20_Emphasis"> files</text:span>, you will need a graphical editor like LibreOffice or OpenOffice. </text:p>
        </text:list-item>
      </text:list>
      <text:p text:style-name="P23"><text:s text:c="29"/>You can <text:s/>open the file from the terminal using: <text:s text:c="2"/></text:p>
      <text:p text:style-name="P23"><text:s text:c="19"/><text:span text:style-name="T28"><text:s text:c="2"/></text:span><text:span text:style-name="T29">command</text:span><text:span text:style-name="T31"> :</text:span> libreoffice IMP_Q&amp;A_CLOUD.odt</text:p>
      <text:p text:style-name="P23"><text:span text:style-name="T31">2.</text:span>After making changes, go back to the terminal and check the status of the repository to see which files have been modified:</text:p>
      <text:p text:style-name="P23"><text:s text:c="40"/><text:span text:style-name="T31">command </text:span>: git status</text:p>
      <text:p text:style-name="P23"><text:span text:style-name="T31">3.</text:span>After editing the file, you need to <text:span text:style-name="Strong_20_Emphasis">stage</text:span> it for commit:</text:p>
      <text:p text:style-name="P23"><text:s text:c="35"/><text:span text:style-name="T31">command : git add .</text:span></text:p>
      <text:p text:style-name="P23"><text:span text:style-name="T31">4. </text:span>Now, commit the changes with a descriptive message about what you modified:</text:p>
      <text:p text:style-name="P23"><text:s text:c="27"/><text:span text:style-name="T31">command : git commit -m "Updated IMP_Q&amp;A_CLOUD.odt file"</text:span></text:p>
      <text:p text:style-name="P23"><text:span text:style-name="T31">5.</text:span>After committing, push the changes to the remote repository on GitHub:</text:p>
      <text:p text:style-name="P23"><text:s text:c="36"/><text:span text:style-name="T31">command : git push origin main</text:span></text:p>
      <text:p text:style-name="P24"><text:span text:style-name="T32">6.</text:span>If you want to delete a single text file, use the <text:span text:style-name="Source_20_Text">rm</text:span> command followed by the file name:</text:p>
      <text:p text:style-name="P24"><text:s text:c="31"/><text:span text:style-name="T32">command : rm filename</text:span></text:p>
      <text:p text:style-name="Standard"><text:s text:c="29"/><text:span text:style-name="T32">eg.,</text:span> <text:s/><text:span text:style-name="T32">command : rm 'INTERVIEW_POINT_CLOUD (2).odt'</text:span></text:p>
      <text:p text:style-name="Standard"/>
      <text:p text:style-name="P24"><text:span text:style-name="T32">7.command : </text:span>ssh-keygen -t rsa -b 4096 -C "your_email@example.com"</text:p>
      <text:p text:style-name="Standard"><text:s text:c="16"/><text:span text:style-name="T32">ssh-keygen : </text:span>SSH keys are used for secure authentication between your machine and <text:s text:c="13"/>remote servers or services (e.g., GitHub, AWS, etc.).</text:p>
      <text:p text:style-name="Standard"><text:s text:c="17"/>-<text:span text:style-name="T32">t rsa : type of <text:s/></text:span><text:span text:style-name="Strong_20_Emphasis">RSA</text:span> (Rivest–Shamir–Adleman) is a widely used encryption algorithm for generating public-private key pairs.</text:p>
      <text:p text:style-name="Standard"><text:s text:c="18"/>-<text:span text:style-name="T32">b 4096 : 4096 bits</text:span></text:p>
      <text:p text:style-name="Standard"><text:s text:c="18"/>-<text:span text:style-name="T32">C : commant your email</text:span></text:p>
      <text:p text:style-name="Standard"/>
      <text:p text:style-name="P25"><text:soft-page-break/><text:s text:c="58"/><text:span text:style-name="T5"><text:s text:c="10"/></text:span><text:span text:style-name="T7">DOCKER</text:span></text:p>
      <text:p text:style-name="P35"/>
      <text:list xml:id="list1253956656" text:style-name="L15">
        <text:list-item>
          <text:p text:style-name="P75"><text:span text:style-name="Strong_20_Emphasis">What is Docker?</text:span></text:p>
          <text:list>
            <text:list-item>
              <text:p text:style-name="P75">A platform for developing, shipping, and running applications inside containers.</text:p>
            </text:list-item>
            <text:list-item>
              <text:p text:style-name="P75">Containers are isolated environments that contain everything needed for an application to run (code, libraries, dependencies).</text:p>
            </text:list-item>
          </text:list>
        </text:list-item>
        <text:list-item>
          <text:p text:style-name="P75"><text:span text:style-name="Strong_20_Emphasis">Why use Docker?</text:span></text:p>
          <text:list>
            <text:list-item>
              <text:p text:style-name="P75">Portability: Docker containers can run anywhere (on your machine, on a server, in the cloud).</text:p>
            </text:list-item>
            <text:list-item>
              <text:p text:style-name="P75">Isolation: Each container runs in its own isolated environment, preventing conflicts.</text:p>
            </text:list-item>
            <text:list-item>
              <text:p text:style-name="P75">Efficiency: Docker uses the host OS’s kernel and runs applications in lightweight containers, saving resources.</text:p>
            </text:list-item>
          </text:list>
        </text:list-item>
        <text:list-item>
          <text:p text:style-name="P75"><text:span text:style-name="Strong_20_Emphasis">Basic Docker Terminology</text:span></text:p>
          <text:list>
            <text:list-item>
              <text:p text:style-name="P75"><text:span text:style-name="Strong_20_Emphasis">Docker Engine</text:span>: The core part of Docker that runs and manages containers.</text:p>
            </text:list-item>
            <text:list-item>
              <text:p text:style-name="P75"><text:span text:style-name="Strong_20_Emphasis">Containers</text:span>: Lightweight, portable environments that package an application and its dependencies.</text:p>
            </text:list-item>
            <text:list-item>
              <text:p text:style-name="P75"><text:span text:style-name="Strong_20_Emphasis">Images</text:span>: Read-only templates used to create containers.</text:p>
            </text:list-item>
            <text:list-item>
              <text:p text:style-name="P75"><text:span text:style-name="Strong_20_Emphasis">Dockerfile</text:span>: A file containing a script that defines the environment inside a container (what software and configurations the container will have).</text:p>
            </text:list-item>
            <text:list-item>
              <text:p text:style-name="P53"><text:span text:style-name="Strong_20_Emphasis">Docker Hub</text:span>: A cloud-based registry for storing and sharing Docker images.</text:p>
            </text:list-item>
          </text:list>
        </text:list-item>
      </text:list>
      <text:h text:style-name="Heading_20_4" text:outline-level="4"><text:span text:style-name="Strong_20_Emphasis">2. Setting up Docker</text:span></text:h>
      <text:list xml:id="list2248070128" text:style-name="L16">
        <text:list-item>
          <text:p text:style-name="P54"><text:span text:style-name="Strong_20_Emphasis">Install Docker</text:span></text:p>
          <text:list>
            <text:list-item>
              <text:p text:style-name="P76">Install Docker on your operating system (Linux, macOS, or Windows). Follow the official Docker installation guide.</text:p>
            </text:list-item>
          </text:list>
        </text:list-item>
        <text:list-item>
          <text:p text:style-name="P54"><text:span text:style-name="Strong_20_Emphasis">Verify the Installation</text:span></text:p>
          <text:list>
            <text:list-item>
              <text:p text:style-name="P54">After installing, open your terminal (or Docker Desktop if you're on macOS/Windows) and check the version:</text:p>
            </text:list-item>
          </text:list>
        </text:list-item>
      </text:list>
      <text:p text:style-name="Standard"><text:s text:c="39"/><text:span text:style-name="T11"><text:s/></text:span><text:span text:style-name="Source_20_Text"><text:span text:style-name="T11">docker --version</text:span></text:span></text:p>
      <text:list xml:id="list3879003539" text:style-name="L17">
        <text:list-item>
          <text:p text:style-name="P55"><text:span text:style-name="Strong_20_Emphasis">Run a simple Docker container</text:span></text:p>
          <text:p text:style-name="P55"><text:span text:style-name="Strong_20_Emphasis"><text:s text:c="27"/>docker run hello-world</text:span></text:p>
        </text:list-item>
      </text:list>
      <text:list xml:id="list2045049784" text:style-name="L18">
        <text:list-item>
          <text:p text:style-name="P56">Use a simple example to verify that everything is working:</text:p>
        </text:list-item>
      </text:list>
      <text:h text:style-name="Heading_20_4" text:outline-level="4"><text:span text:style-name="Strong_20_Emphasis">3. Docker Images and Containers</text:span></text:h>
      <text:list xml:id="list3415581812" text:style-name="L19">
        <text:list-item>
          <text:p text:style-name="P57"><text:span text:style-name="Strong_20_Emphasis">Docker Images</text:span></text:p>
          <text:list>
            <text:list-item>
              <text:p text:style-name="P57"><text:span text:style-name="Strong_20_Emphasis">What is an image?</text:span><text:line-break/>An image is a snapshot of a filesystem that contains everything needed to run an application (code, libraries, binaries).</text:p>
            </text:list-item>
            <text:list-item>
              <text:p text:style-name="P57"><text:soft-page-break/><text:span text:style-name="Strong_20_Emphasis">Building an Image</text:span></text:p>
              <text:list>
                <text:list-item>
                  <text:p text:style-name="P77">You can create custom images using a <text:span text:style-name="Strong_20_Emphasis">Dockerfile</text:span>.</text:p>
                </text:list-item>
                <text:list-item>
                  <text:p text:style-name="P58">A Dockerfile is a script that contains instructions to build an image.</text:p>
                </text:list-item>
              </text:list>
            </text:list-item>
          </text:list>
        </text:list-item>
      </text:list>
      <text:p text:style-name="P26"><text:s text:c="2"/><text:span text:style-name="T11"><text:s text:c="2"/>FROM python:3.8</text:span></text:p>
      <text:p text:style-name="P27">WORKDIR /app</text:p>
      <text:p text:style-name="P27">COPY . /app</text:p>
      <text:p text:style-name="P27">RUN pip install -r requirements.txt</text:p>
      <text:p text:style-name="P27">CMD ["python", "app.py"]</text:p>
      <text:p text:style-name="Standard"/>
      <text:p text:style-name="Standard">After creating the Dockerfile, you can build the image:</text:p>
      <text:p text:style-name="Standard"><text:s text:c="11"/><text:span text:style-name="T11"><text:s/>docker build -t my-app .</text:span></text:p>
      <text:p text:style-name="P27"/>
      <text:p text:style-name="Text_20_body"><text:span text:style-name="Strong_20_Emphasis">Docker Containers</text:span></text:p>
      <text:list xml:id="list1649718204" text:style-name="L20">
        <text:list-item>
          <text:p text:style-name="P59"><text:span text:style-name="Strong_20_Emphasis">What is a container?</text:span> A container is a running instance of an image. It’s an isolated process on your system that runs an application.</text:p>
        </text:list-item>
        <text:list-item>
          <text:p text:style-name="P59"><text:span text:style-name="Strong_20_Emphasis">Run a container from an image</text:span></text:p>
        </text:list-item>
      </text:list>
      <text:p text:style-name="P27">docker run -d --name my-container my-app</text:p>
      <text:p text:style-name="P27"/>
      <text:p text:style-name="P28"><text:span text:style-name="T33"><text:s text:c="17"/>The </text:span><text:span text:style-name="Source_20_Text"><text:span text:style-name="T33">-d</text:span></text:span><text:span text:style-name="T33"> flag runs the container in detached mode.</text:span></text:p>
      <text:list xml:id="list4178796385" text:style-name="L21">
        <text:list-item>
          <text:p text:style-name="P60"><text:span text:style-name="Source_20_Text">--name</text:span> allows you to assign a custom name to your container.</text:p>
        </text:list-item>
      </text:list>
      <text:p text:style-name="Text_20_body"/>
      <text:p text:style-name="P27">List running containers</text:p>
      <text:p text:style-name="P27"><text:s text:c="5"/>docker ps</text:p>
      <text:p text:style-name="Text_20_body"><text:span text:style-name="Strong_20_Emphasis">Stopping and Removing Containers</text:span></text:p>
      <text:list xml:id="list3340077256" text:style-name="L22">
        <text:list-item>
          <text:p text:style-name="P61">To stop a running container:</text:p>
        </text:list-item>
      </text:list>
      <text:p text:style-name="P27">docker stop my-container</text:p>
      <text:p text:style-name="P27">To remove a stopped container:</text:p>
      <text:p text:style-name="P27">docker rm my-container</text:p>
      <text:h text:style-name="Heading_20_4" text:outline-level="4"><text:span text:style-name="Strong_20_Emphasis">4. Docker Networking</text:span></text:h>
      <text:list xml:id="list236080797" text:style-name="L23">
        <text:list-item>
          <text:p text:style-name="P62"><text:span text:style-name="Strong_20_Emphasis">Docker Networking Basics</text:span></text:p>
          <text:list>
            <text:list-item>
              <text:p text:style-name="P78"><text:span text:style-name="Strong_20_Emphasis">Container networking</text:span> allows containers to communicate with each other and with the outside world.</text:p>
            </text:list-item>
            <text:list-item>
              <text:p text:style-name="P78">By default, containers are connected to a "bridge" network.</text:p>
            </text:list-item>
          </text:list>
        </text:list-item>
        <text:list-item>
          <text:p text:style-name="P62"><text:span text:style-name="Strong_20_Emphasis">Connecting Containers</text:span></text:p>
          <text:list>
            <text:list-item>
              <text:p text:style-name="P62">To connect containers, you can use Docker's <text:span text:style-name="Source_20_Text">--link</text:span> option or define a custom network.</text:p>
              <text:p text:style-name="P62">docker network create my-network</text:p>
            </text:list-item>
            <text:list-item>
              <text:p text:style-name="P62"><text:soft-page-break/>docker run -d --name container1 --network my-network my-image</text:p>
            </text:list-item>
            <text:list-item>
              <text:p text:style-name="P62">docker run -d --name container2 --network my-network my-image</text:p>
            </text:list-item>
          </text:list>
        </text:list-item>
      </text:list>
      <text:p text:style-name="Text_20_body"><text:span text:style-name="Strong_20_Emphasis">Ports and Exposing Ports</text:span></text:p>
      <text:list xml:id="list2439586172" text:style-name="L24">
        <text:list-item>
          <text:p text:style-name="P63">To make a service inside a container accessible from the outside, you expose a port:</text:p>
        </text:list-item>
        <text:list-item>
          <text:p text:style-name="P66">docker run -p 8080:80 my-app</text:p>
        </text:list-item>
        <text:list-item>
          <text:p text:style-name="P64">This command maps port 80 inside the container to port 8080 on your host machine.</text:p>
          <text:p text:style-name="P64"><text:span text:style-name="Strong_20_Emphasis">5. Docker Volumes (Persistent Data)</text:span></text:p>
        </text:list-item>
      </text:list>
      <text:list xml:id="list3301322504" text:style-name="L25">
        <text:list-item>
          <text:p text:style-name="P79"><text:span text:style-name="Strong_20_Emphasis">What are Docker Volumes?</text:span></text:p>
          <text:list>
            <text:list-item>
              <text:p text:style-name="P79">Volumes are used to store persistent data outside the container’s filesystem. This is important because data in containers is ephemeral—if a container is removed, the data is lost.</text:p>
            </text:list-item>
          </text:list>
        </text:list-item>
        <text:list-item>
          <text:p text:style-name="P79"><text:span text:style-name="Strong_20_Emphasis">Creating and Using Volumes</text:span></text:p>
          <text:list>
            <text:list-item>
              <text:p text:style-name="P68">To create a volume:</text:p>
            </text:list-item>
          </text:list>
        </text:list-item>
      </text:list>
      <text:list xml:id="list144859489141972" text:continue-list="list2439586172" text:style-name="L24">
        <text:list-item>
          <text:p text:style-name="P66">docker volume create my-volume</text:p>
        </text:list-item>
        <text:list-item>
          <text:p text:style-name="P67">To mount a volume into a container:</text:p>
          <text:p text:style-name="P67">docker run -v my-volume:/data my-app</text:p>
        </text:list-item>
        <text:list-item>
          <text:p text:style-name="P67"><text:span text:style-name="Strong_20_Emphasis">6. Docker Compose (Managing Multi-Container Applications)</text:span></text:p>
        </text:list-item>
      </text:list>
      <text:list xml:id="list3208378706" text:style-name="L26">
        <text:list-item>
          <text:p text:style-name="P80"><text:span text:style-name="Strong_20_Emphasis">What is Docker Compose?</text:span></text:p>
          <text:list>
            <text:list-item>
              <text:p text:style-name="P80">Docker Compose is a tool for defining and running multi-container Docker applications. With Compose, you can use a YAML file to define services, networks, and volumes.</text:p>
            </text:list-item>
          </text:list>
        </text:list-item>
        <text:list-item>
          <text:p text:style-name="P80"><text:span text:style-name="Strong_20_Emphasis">Basic Docker Compose Example</text:span></text:p>
          <text:list>
            <text:list-item>
              <text:p text:style-name="P69">Create a <text:span text:style-name="Source_20_Text">docker-compose.yml</text:span> file:</text:p>
            </text:list-item>
          </text:list>
        </text:list-item>
      </text:list>
      <text:list xml:id="list144858612516186" text:continue-list="list144859489141972" text:style-name="L24">
        <text:list-header>
          <text:p text:style-name="P67">version: '3'</text:p>
          <text:p text:style-name="P67">services:</text:p>
          <text:p text:style-name="P67"><text:s/>web:</text:p>
          <text:p text:style-name="P67"><text:s text:c="4"/>image: nginx</text:p>
          <text:p text:style-name="P67"><text:s text:c="4"/>ports:</text:p>
          <text:p text:style-name="P67"><text:s text:c="6"/>- "8080:80"</text:p>
          <text:p text:style-name="P67"><text:s text:c="2"/>db:</text:p>
          <text:p text:style-name="P67"><text:s text:c="4"/>image: postgres</text:p>
          <text:p text:style-name="P67"><text:s text:c="4"/>environment:</text:p>
          <text:p text:style-name="P67"><text:soft-page-break/><text:s text:c="6"/>POSTGRES_PASSWORD: example</text:p>
        </text:list-header>
        <text:list-item>
          <text:p text:style-name="P66">Start the application with:</text:p>
        </text:list-item>
      </text:list>
      <text:p text:style-name="P27"><text:s text:c="8"/>docker-compose up</text:p>
      <text:h text:style-name="Heading_20_4" text:outline-level="4"><text:span text:style-name="Strong_20_Emphasis">7. Advanced Docker Concepts</text:span></text:h>
      <text:list xml:id="list2846612435" text:style-name="L27">
        <text:list-item>
          <text:p text:style-name="P70"><text:span text:style-name="Strong_20_Emphasis">Docker Swarm (Container Orchestration)</text:span></text:p>
          <text:list>
            <text:list-item>
              <text:p text:style-name="P81">Docker Swarm is Docker's native clustering and orchestration tool that helps you manage and scale containers in production.</text:p>
            </text:list-item>
          </text:list>
        </text:list-item>
        <text:list-item>
          <text:p text:style-name="P70"><text:span text:style-name="Strong_20_Emphasis">Kubernetes vs Docker Swarm</text:span></text:p>
          <text:list>
            <text:list-item>
              <text:p text:style-name="P81">Kubernetes is a more feature-rich container orchestration system than Docker Swarm. It’s widely used in large-scale applications.</text:p>
            </text:list-item>
          </text:list>
        </text:list-item>
        <text:list-item>
          <text:p text:style-name="P70"><text:span text:style-name="Strong_20_Emphasis">Docker Security</text:span></text:p>
          <text:list>
            <text:list-item>
              <text:p text:style-name="P81">Security is important in Docker since containers are running on the same OS. Learn how to secure your Docker containers (e.g., using security scans, limiting privileges, etc.).</text:p>
            </text:list-item>
          </text:list>
        </text:list-item>
        <text:list-item>
          <text:p text:style-name="P70"><text:span text:style-name="Strong_20_Emphasis">Optimizing Docker Images</text:span></text:p>
          <text:list>
            <text:list-item>
              <text:p text:style-name="P70">Reduce the size of your Docker images by using multi-stage builds and choosing smaller base images (e.g., Alpine).</text:p>
            </text:list-item>
          </text:list>
        </text:list-item>
      </text:list>
      <text:h text:style-name="Heading_20_4" text:outline-level="4"><text:span text:style-name="Strong_20_Emphasis">8. Docker Best Practices</text:span></text:h>
      <text:list xml:id="list1977255346" text:style-name="L28">
        <text:list-item>
          <text:p text:style-name="P82"><text:span text:style-name="Strong_20_Emphasis">Writing Efficient Dockerfiles</text:span></text:p>
          <text:list>
            <text:list-item>
              <text:p text:style-name="P82">Use multi-stage builds.</text:p>
            </text:list-item>
            <text:list-item>
              <text:p text:style-name="P82">Minimize the number of layers by combining commands like <text:span text:style-name="Source_20_Text">RUN</text:span> into one.</text:p>
            </text:list-item>
            <text:list-item>
              <text:p text:style-name="P82">Avoid unnecessary packages in the container image.</text:p>
            </text:list-item>
          </text:list>
        </text:list-item>
        <text:list-item>
          <text:p text:style-name="P82"><text:span text:style-name="Strong_20_Emphasis">Container Monitoring and Logging</text:span></text:p>
          <text:list>
            <text:list-item>
              <text:p text:style-name="P82">Monitor container health and performance.</text:p>
            </text:list-item>
            <text:list-item>
              <text:p text:style-name="P71">Integrate logging solutions like ELK stack (Elasticsearch, Logstash, and Kibana) or others.</text:p>
            </text:list-item>
          </text:list>
        </text:list-item>
      </text:list>
      <text:p text:style-name="P27"/>
      <text:h text:style-name="Heading_20_3" text:outline-level="3"><text:span text:style-name="Strong_20_Emphasis"><text:span text:style-name="T28">Docker Images and Containers</text:span></text:span></text:h>
      <text:h text:style-name="Heading_20_4" text:outline-level="4">Understanding Docker Images</text:h>
      <text:p text:style-name="Text_20_body">Docker images are the blueprints for containers. Let's list some pre-existing images and run them.</text:p>
      <text:p text:style-name="P27">docker pull ubuntu</text:p>
      <text:p text:style-name="P27">docker images</text:p>
      <text:p text:style-name="P27"/>
      <text:p text:style-name="Text_20_body"><text:span text:style-name="T11">This command pulls the </text:span><text:span text:style-name="Strong_20_Emphasis">Ubuntu</text:span><text:span text:style-name="T11"> image and shows a list of images stored on your system.</text:span></text:p>
      <text:h text:style-name="Heading_20_4" text:outline-level="4"><text:soft-page-break/>Running Your First Container</text:h>
      <text:p text:style-name="Text_20_body">To run an Ubuntu container interactively (i.e., open a terminal inside the container), run:</text:p>
      <text:p text:style-name="P27">docker run -it ubuntu bash</text:p>
      <text:p text:style-name="P27"/>
      <text:p text:style-name="P6">This command:</text:p>
      <text:list xml:id="list727780141" text:style-name="L29">
        <text:list-item>
          <text:p text:style-name="P83"><text:span text:style-name="Source_20_Text">-it</text:span> means to run the container interactively with a terminal.</text:p>
        </text:list-item>
        <text:list-item>
          <text:p text:style-name="P83"><text:span text:style-name="Source_20_Text">ubuntu</text:span> is the image to use.</text:p>
        </text:list-item>
        <text:list-item>
          <text:p text:style-name="P72"><text:span text:style-name="Source_20_Text">bash</text:span> opens a Bash shell inside the container.</text:p>
        </text:list-item>
      </text:list>
      <text:p text:style-name="Text_20_body">Now, you're inside the container, and you can run Linux commands. To exit the container, type <text:span text:style-name="Source_20_Text">exit</text:span>.</text:p>
      <text:h text:style-name="Heading_20_4" text:outline-level="4">Stopping and Removing Containers</text:h>
      <text:p text:style-name="Text_20_body">To list all running containers: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16:28:19.255516990</meta:creation-date>
    <dc:date>2025-02-04T14:40:32.192182219</dc:date>
    <meta:editing-duration>PT1H52M1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1" meta:paragraph-count="277" meta:word-count="1993" meta:character-count="13421" meta:non-whitespace-character-count="10538"/>
  </office:meta>
</office:document-meta>
</file>